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bold" officeooo:rsid="001b899f" officeooo:paragraph-rsid="001b899f" style:font-weight-asian="bold" style:font-weight-complex="bold"/>
    </style:style>
    <style:style style:name="P2" style:family="paragraph" style:parent-style-name="Standard">
      <style:text-properties style:font-name="Noto Sans" officeooo:rsid="001b899f" officeooo:paragraph-rsid="001b899f"/>
    </style:style>
    <style:style style:name="P3" style:family="paragraph" style:parent-style-name="Standard">
      <style:text-properties style:font-name="Noto Sans" officeooo:rsid="001d3f9c" officeooo:paragraph-rsid="001d3f9c"/>
    </style:style>
    <style:style style:name="P4" style:family="paragraph" style:parent-style-name="Standard">
      <style:paragraph-properties style:writing-mode="lr-tb"/>
      <style:text-properties style:font-name="Noto Sans" officeooo:rsid="001d3f9c" officeooo:paragraph-rsid="001d3f9c"/>
    </style:style>
    <style:style style:name="P5" style:family="paragraph" style:parent-style-name="Standard">
      <style:text-properties style:font-name="Noto Sans" officeooo:rsid="001e5ae0" officeooo:paragraph-rsid="001e5ae0"/>
    </style:style>
    <style:style style:name="P6" style:family="paragraph" style:parent-style-name="Standard">
      <style:text-properties style:font-name="Noto Sans" officeooo:rsid="001fa85f" officeooo:paragraph-rsid="001fa85f"/>
    </style:style>
    <style:style style:name="P7" style:family="paragraph" style:parent-style-name="Standard">
      <style:text-properties style:font-name="Noto Sans" officeooo:rsid="00204c9f" officeooo:paragraph-rsid="00204c9f"/>
    </style:style>
    <style:style style:name="P8" style:family="paragraph" style:parent-style-name="Standard">
      <style:text-properties style:font-name="Noto Sans" officeooo:rsid="002138c5" officeooo:paragraph-rsid="002138c5"/>
    </style:style>
    <style:style style:name="T1" style:family="text">
      <style:text-properties officeooo:rsid="001e5ae0"/>
    </style:style>
    <style:style style:name="T2" style:family="text">
      <style:text-properties officeooo:rsid="0022f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about my HTML Project from Dave Gray – freecodecamp <text:span text:style-name="T2">Learn HTML </text:span>4 hour video <text:span text:style-name="T2">course</text:span></text:p>
      <text:p text:style-name="P1"/>
      <text:p text:style-name="P2">index.html</text:p>
      <text:p text:style-name="P2"/>
      <text:p text:style-name="P2">missed out on <text:span text:style-name="T1">a few</text:span> &lt;abbr&gt; tag<text:span text:style-name="T1">s</text:span> on the nav bar link, <text:span text:style-name="T1">and on the main page</text:span></text:p>
      <text:p text:style-name="P2"/>
      <text:p text:style-name="P4">a href links</text:p>
      <text:p text:style-name="P3">/ goes straight to home page</text:p>
      <text:p text:style-name="P3"/>
      <text:p text:style-name="P5">missed out on using correct emoji’s instead of using the img tag</text:p>
      <text:p text:style-name="P3"/>
      <text:p text:style-name="P5">missed out on putting the H3 element inside the aside element</text:p>
      <text:p text:style-name="P5"/>
      <text:p text:style-name="P6">missed out on using the cit element for the citation</text:p>
      <text:p text:style-name="P6"/>
      <text:p text:style-name="P6">missed using timedate element for the year</text:p>
      <text:p text:style-name="P3"/>
      <text:p text:style-name="P6">missed using scope=”row” on some table headings</text:p>
      <text:p text:style-name="P6"/>
      <text:p text:style-name="P7">missed using the initial picture correctly, should be inside the header, and not the main</text:p>
      <text:p text:style-name="P7"/>
      <text:p text:style-name="P8">Overall, missed out on a few things, however it is corr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6:37:34.164649868</meta:creation-date>
    <dc:date>2023-05-04T17:21:50.731638928</dc:date>
    <meta:editing-duration>PT13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15" meta:character-count="625" meta:non-whitespace-character-count="521"/>
  </office:meta>
</office:document-meta>
</file>